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0.00%" fo:text-align="left" fo:margin-bottom="8.00pt"/>
    </style:style>
    <text:list-style style:name="L2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2" style:family="paragraph">
      <style:paragraph-properties fo:line-height="100.00%" fo:text-align="left" fo:margin-top="5.00pt" fo:margin-bottom="5.00pt"/>
    </style:style>
    <style:style style:name="P3" style:family="paragraph">
      <style:paragraph-properties fo:line-height="100.00%" fo:text-align="left" fo:margin-left="0.00pt" fo:text-indent="18.00pt">
        <style:tab-stops>
          <style:tab-stop style:position="11.95pt"/>
          <style:tab-stop style:position="59.90pt"/>
          <style:tab-stop style:position="107.85pt"/>
          <style:tab-stop style:position="155.80pt"/>
          <style:tab-stop style:position="203.75pt"/>
          <style:tab-stop style:position="251.70pt"/>
          <style:tab-stop style:position="299.65pt"/>
          <style:tab-stop style:position="347.60pt"/>
          <style:tab-stop style:position="395.55pt"/>
        </style:tab-stops>
      </style:paragraph-properties>
    </style:style>
    <style:style style:name="P4" style:family="paragraph">
      <style:paragraph-properties fo:line-height="100.00%" fo:text-align="left" fo:margin-top="5.00pt" fo:margin-bottom="5.00pt"/>
    </style:style>
    <style:style style:name="P5" style:family="paragraph">
      <style:paragraph-properties fo:line-height="100.00%" fo:text-align="left" fo:margin-left="0.00pt" fo:text-indent="18.00pt">
        <style:tab-stops>
          <style:tab-stop style:position="11.95pt"/>
          <style:tab-stop style:position="59.90pt"/>
          <style:tab-stop style:position="107.85pt"/>
          <style:tab-stop style:position="155.80pt"/>
          <style:tab-stop style:position="203.75pt"/>
          <style:tab-stop style:position="251.70pt"/>
          <style:tab-stop style:position="299.65pt"/>
          <style:tab-stop style:position="347.60pt"/>
          <style:tab-stop style:position="395.55pt"/>
        </style:tab-stops>
      </style:paragraph-properties>
    </style:style>
    <style:style style:name="P6" style:family="paragraph">
      <style:paragraph-properties fo:line-height="100.00%" fo:text-align="left" fo:margin-top="5.00pt" fo:margin-bottom="5.00pt"/>
    </style:style>
    <style:style style:name="P7" style:family="paragraph">
      <style:paragraph-properties fo:line-height="100.00%" fo:text-align="left" fo:margin-left="0.00pt" fo:text-indent="18.00pt">
        <style:tab-stops>
          <style:tab-stop style:position="11.95pt"/>
          <style:tab-stop style:position="59.90pt"/>
          <style:tab-stop style:position="107.85pt"/>
          <style:tab-stop style:position="155.80pt"/>
          <style:tab-stop style:position="203.75pt"/>
          <style:tab-stop style:position="251.70pt"/>
          <style:tab-stop style:position="299.65pt"/>
          <style:tab-stop style:position="347.60pt"/>
          <style:tab-stop style:position="395.55pt"/>
        </style:tab-stops>
      </style:paragraph-properties>
    </style:style>
    <style:style style:name="P8" style:family="paragraph">
      <style:paragraph-properties fo:line-height="100.00%" fo:text-align="left" fo:margin-top="5.00pt" fo:margin-bottom="5.00pt"/>
    </style:style>
    <style:style style:name="P9" style:family="paragraph">
      <style:paragraph-properties fo:line-height="100.00%" fo:text-align="left">
        <style:tab-stops>
          <style:tab-stop style:position="47.95pt"/>
          <style:tab-stop style:position="95.90pt"/>
          <style:tab-stop style:position="143.85pt"/>
          <style:tab-stop style:position="191.80pt"/>
          <style:tab-stop style:position="239.75pt"/>
          <style:tab-stop style:position="287.70pt"/>
          <style:tab-stop style:position="335.65pt"/>
          <style:tab-stop style:position="383.60pt"/>
          <style:tab-stop style:position="431.55pt"/>
        </style:tab-stops>
      </style:paragraph-properties>
    </style:style>
    <style:style style:name="P10" style:family="paragraph">
      <style:paragraph-properties fo:line-height="100.00%" fo:text-align="left" fo:margin-top="5.00pt" fo:margin-bottom="5.00pt"/>
    </style:style>
    <text:list-style style:name="L11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11" style:family="paragraph">
      <style:paragraph-properties fo:line-height="100.00%" fo:text-align="left" fo:margin-top="5.00pt" fo:margin-bottom="5.00pt"/>
    </style:style>
    <style:style style:name="P12" style:family="paragraph">
      <style:paragraph-properties fo:line-height="100.00%" fo:text-align="left" fo:margin-left="0.00pt" fo:text-indent="18.00pt">
        <style:tab-stops>
          <style:tab-stop style:position="11.95pt"/>
          <style:tab-stop style:position="59.90pt"/>
          <style:tab-stop style:position="107.85pt"/>
          <style:tab-stop style:position="155.80pt"/>
          <style:tab-stop style:position="203.75pt"/>
          <style:tab-stop style:position="251.70pt"/>
          <style:tab-stop style:position="299.65pt"/>
          <style:tab-stop style:position="347.60pt"/>
          <style:tab-stop style:position="395.55pt"/>
        </style:tab-stops>
      </style:paragraph-properties>
    </style:style>
    <style:style style:name="P13" style:family="paragraph">
      <style:paragraph-properties fo:line-height="100.00%" fo:text-align="left" fo:margin-top="5.00pt" fo:margin-bottom="5.00pt"/>
    </style:style>
    <style:style style:name="P14" style:family="paragraph">
      <style:paragraph-properties fo:line-height="100.00%" fo:text-align="left" fo:margin-left="0.00pt" fo:text-indent="18.00pt">
        <style:tab-stops>
          <style:tab-stop style:position="11.95pt"/>
          <style:tab-stop style:position="59.90pt"/>
          <style:tab-stop style:position="107.85pt"/>
          <style:tab-stop style:position="155.80pt"/>
          <style:tab-stop style:position="203.75pt"/>
          <style:tab-stop style:position="251.70pt"/>
          <style:tab-stop style:position="299.65pt"/>
          <style:tab-stop style:position="347.60pt"/>
          <style:tab-stop style:position="395.55pt"/>
        </style:tab-stops>
      </style:paragraph-properties>
    </style:style>
    <style:style style:name="P15" style:family="paragraph">
      <style:paragraph-properties fo:line-height="100.00%" fo:text-align="left" fo:margin-top="5.00pt" fo:margin-bottom="5.00pt"/>
    </style:style>
    <style:style style:name="P16" style:family="paragraph">
      <style:paragraph-properties fo:line-height="110.00%" fo:text-align="left" fo:margin-bottom="8.00pt"/>
    </style:style>
  </office:automatic-styles>
  <office:body>
    <office:text>
      <text:p text:style-name="P1"><text:span text:style-name="T1"># Ubuntu 16.04</text:span><text:span text:style-name="T2"/></text:p>
      <text:p text:style-name="P1"><text:span text:style-name="T2">&gt; Checked both<text:s/></text:span><text:span text:style-name="T3">Download updates while installing Ubuntu</text:span><text:span text:style-name="T4"><text:s/>and<text:s/></text:span><text:span text:style-name="T5">Install third-party software for graphics and Wi-Fi hardware, Flash, MP3 and other media</text:span></text:p>
      <text:p text:style-name="P1"><text:span text:style-name="T6"># Download latest Nvidia driver </text:span></text:p>
      <text:p text:style-name="P1"><text:span text:style-name="T6"># Download latest cuda</text:span></text:p>
      <text:p text:style-name="P1"><text:span text:style-name="T6"># download cudnn</text:span></text:p>
      <text:p text:style-name="P1"><text:span text:style-name="T6"># install SSH server </text:span></text:p>
      <text:p text:style-name="P1"><text:span text:style-name="T6">$ sudo apt-get install openssh-server</text:span></text:p>
      <text:p text:style-name="P1"><text:span text:style-name="T6"># install vim: $ sudo apt-get install vim</text:span><text:span text:style-name="T7"/></text:p>
      <text:p text:style-name="P1"><text:span text:style-name="T7">&gt; Exit X server: Ctrl + Alt + F1</text:span></text:p>
      <text:p text:style-name="P1"><text:span text:style-name="T7">sudo bash</text:span></text:p>
      <text:p text:style-name="P1"><text:span text:style-name="T7">apt-get update &amp;&amp; apt-get dist-upgrade -y</text:span></text:p>
      <text:p text:style-name="P1"><text:span text:style-name="T7">service lightdm stop</text:span></text:p>
      <text:p text:style-name="P1"><text:span text:style-name="T7"># not necessary on fresh install, but otherwise to remove any previous nvidia drivers: <text:line-break/># apt-get remove<text:s/></text:span><text:span text:style-name="T8">–</text:span><text:span text:style-name="T9">purge nvidia*</text:span></text:p>
      <text:p text:style-name="P1"><text:span text:style-name="T10"># Download latest Nvidia driver</text:span></text:p>
      <text:p text:style-name="P1"><text:span text:style-name="T10">./NVIDIA-Linux-x86_64-375.26.run</text:span></text:p>
      <text:p text:style-name="P1"><text:span text:style-name="T10"># here you may get error for Nouveau disable!!!</text:span></text:p>
      <text:p text:style-name="P1"><text:span text:style-name="T11"># in that case of Nouveau error see this page for help</text:span></text:p>
      <text:p text:style-name="P1"><text:span text:style-name="T11">--------------------------------------------------------------------------</text:span></text:p>
      <text:list text:style-name="L2">
        <text:list-item>
          <text:p text:style-name="P2"><text:span text:style-name="T12">remove all nvidia packages ,skip this if your system is fresh installed </text:span></text:p>
        </text:list-item>
        <text:list-item>
          <text:p text:style-name="P3"><text:span text:style-name="T13">sudo apt-get remove nvidia* &amp;&amp; sudo apt autoremove</text:span></text:p>
        </text:list-item>
        <text:list-item>
          <text:p text:style-name="P4"><text:span text:style-name="T14">install some packages for build kernel:</text:span></text:p>
        </text:list-item>
        <text:list-item>
          <text:p text:style-name="P5"><text:span text:style-name="T15">sudo apt-get install dkms build-essential linux-headers-generic</text:span></text:p>
        </text:list-item>
        <text:list-item>
          <text:p text:style-name="P6"><text:span text:style-name="T16">now block and disable nouveau kernel driver:</text:span></text:p>
        </text:list-item>
        <text:list-item>
          <text:p text:style-name="P7"><text:span text:style-name="T17">sudo vim /etc/modprobe.d/blacklist.conf</text:span></text:p>
        </text:list-item>
      </text:list>
      <text:p text:style-name="P8"><text:span text:style-name="T18">Insert follow lines to the blacklist.conf:</text:span></text:p>
      <text:p text:style-name="P9"><text:span text:style-name="T19">blacklist nouveau</text:span></text:p>
      <text:p text:style-name="P9"><text:span text:style-name="T19">blacklist lbm-nouveau</text:span></text:p>
      <text:p text:style-name="P9"><text:span text:style-name="T19">options nouveau modeset=0</text:span></text:p>
      <text:p text:style-name="P9"><text:span text:style-name="T19">alias nouveau off</text:span></text:p>
      <text:p text:style-name="P9"><text:span text:style-name="T19">alias lbm-nouveau off</text:span></text:p>
      <text:p text:style-name="P10"><text:span text:style-name="T20">save and exit.</text:span></text:p>
      <text:list text:style-name="L11">
        <text:list-item>
          <text:p text:style-name="P11"><text:span text:style-name="T20">Disable the Kernel nouveau by typing the following commands(</text:span><text:span text:style-name="T21">nouveau-kms.conf</text:span><text:span text:style-name="T22"><text:s/>may not exist,it is ok):</text:span></text:p>
        </text:list-item>
        <text:list-item>
          <text:p text:style-name="P12"><text:span text:style-name="T23">echo options nouveau modeset=0 | sudo tee -a /etc/modprobe.d/nouveau-kms.conf</text:span></text:p>
        </text:list-item>
        <text:list-item>
          <text:p text:style-name="P13"><text:span text:style-name="T24">build the new kernel by:</text:span></text:p>
        </text:list-item>
        <text:list-item>
          <text:p text:style-name="P14"><text:span text:style-name="T25">sudo update-initramfs -u</text:span></text:p>
        </text:list-item>
        <text:list-item>
          <text:p text:style-name="P15"><text:span text:style-name="T26">reboot<text:s/></text:span><text:span text:style-name="T27"/></text:p>
        </text:list-item>
      </text:list>
      <text:p text:style-name="P16"><text:a xlink:href="https://askubuntu.com/questions/841876/how-to-disable-nouveau-kernel-driver"><text:span text:style-name="T28">https://askubuntu.com/questions/841876/how-to-disable-nouveau-kernel-driver</text:span></text:a><text:span text:style-name="T29"/></text:p>
      <text:p text:style-name="P16"><text:span text:style-name="T29">---------------------------------------------------------------------------------------------</text:span><text:span text:style-name="T30"/></text:p>
      <text:p text:style-name="P16"><text:span text:style-name="T30">&gt; Default options except:<text:s/></text:span><text:span text:style-name="T31">Choose Yes<text:s/></text:span><text:span text:style-name="T32">for Would you like to run the nvidia-xconfig utility to automatically update your X configuration file …</text:span></text:p>
      <text:p text:style-name="P16"><text:span text:style-name="T33"># Download latest cuda: cuda 8.0</text:span><text:span text:style-name="T34"/></text:p>
      <text:p text:style-name="P16"><text:span text:style-name="T34">$ sudo sh cuda_8.0.61_375.26_linux.run</text:span></text:p>
      <text:p text:style-name="P16"><text:span text:style-name="T34"/></text:p>
      <text:p text:style-name="P16"><text:span text:style-name="T34">&gt; Default options</text:span></text:p>
      <text:p text:style-name="P16"><text:span text:style-name="T34">nano ~/.profile</text:span></text:p>
      <text:p text:style-name="P16"><text:span text:style-name="T34"># Add the following lines to define cuda paths:</text:span></text:p>
      <text:p text:style-name="P16"><text:span text:style-name="T34">PATH=”/usr/local/cuda:$PATH”</text:span></text:p>
      <text:p text:style-name="P16"><text:span text:style-name="T34">LD_LIBRARY_PATH=”/usr/local/cuda/lib64:$LD_LIBRARY_PATH”</text:span></text:p>
      <text:p text:style-name="P16"><text:span text:style-name="T34"># add the following to .bashrc</text:span></text:p>
      <text:p text:style-name="P16"><text:span text:style-name="T34"/></text:p>
      <text:p text:style-name="P16"><text:span text:style-name="T34">&gt; Save and exit</text:span></text:p>
      <text:p text:style-name="P16"><text:span text:style-name="T35"># Download latest cudnn from developer website</text:span></text:p>
      <text:p text:style-name="P16"><text:span text:style-name="T36">tar -zxf cudnn-8.0-linux-x64-v5.1.tgz</text:span></text:p>
      <text:p text:style-name="P16"><text:span text:style-name="T36">cd cuda</text:span></text:p>
      <text:p text:style-name="P16"><text:span text:style-name="T36">cp lib64/* /usr/local/cuda/lib64/</text:span></text:p>
      <text:p text:style-name="P16"><text:span text:style-name="T36">cp include/* /usr/local/cuda/include/</text:span></text:p>
      <text:p text:style-name="P16"><text:span text:style-name="T36">reboot</text:span></text:p>
      <text:p text:style-name="P16"><text:span text:style-name="T36">&gt; terminal</text:span></text:p>
      <text:p text:style-name="P16"><text:span text:style-name="T36">sudo bash</text:span></text:p>
      <text:p text:style-name="P16"><text:span text:style-name="T36">wget<text:s/></text:span><text:a xlink:href="https://repo.continuum.io/archive/Anaconda2-4.3.0-Linux-x86_64.sh"><text:span text:style-name="T37">https://repo.continuum.io/archive/Anaconda2-4.3.0-Linux-x86_64.sh</text:span></text:a><text:span text:style-name="T38"/></text:p>
      <text:p text:style-name="P16"><text:span text:style-name="T39">./Anaconda2-4.3.0-Linux-x86_64.sh</text:span></text:p>
      <text:p text:style-name="P16"><text:span text:style-name="T39"># latest version can be downloaded from Anaconda.com</text:span></text:p>
      <text:p text:style-name="P16"><text:span text:style-name="T39">&gt; Default options except: Choose [yes] to add the anaconda folder to path in .bashrc</text:span></text:p>
      <text:p text:style-name="P16"><text:span text:style-name="T39">&gt; Restart terminal to make sure new bash path settings are used</text:span></text:p>
      <text:p text:style-name="P16"><text:span text:style-name="T39"/></text:p>
      <text:p text:style-name="P16"><text:span text:style-name="T39"># install Theano: latest version</text:span></text:p>
      <text:p text:style-name="P16"><text:span text:style-name="T39">$ &lt;sudo&gt; pip install &lt;--user&gt; &lt;--no-deps&gt; git+https://github.com/Theano/Theano.git#egg=Theano</text:span></text:p>
      <text:p text:style-name="P16"><text:span text:style-name="T39"># if you get a MKL error, as this to .bashrc and reboot</text:span></text:p>
      <text:p text:style-name="P16"><text:span text:style-name="T39">&gt; export MKL_THREADING_LAYER=GNU</text:span></text:p>
      <text:p text:style-name="P16"><text:span text:style-name="T39"># install Keras</text:span></text:p>
      <text:p text:style-name="P16"><text:span text:style-name="T39">conda install keras -y</text:span></text:p>
      <text:p text:style-name="P16"><text:span text:style-name="T39"># downgrade pyqt and some dependent packages<text:line-break/>conda install pyqt=4 -y</text:span></text:p>
      <text:p text:style-name="P16"><text:span text:style-name="T39"># Update libgcc to 5.2.0<text:line-break/>conda install libgcc -y</text:span></text:p>
      <text:p text:style-name="P16"><text:span text:style-name="T40"># SharedArray</text:span></text:p>
      <text:p text:style-name="P16"><text:span text:style-name="T41">wget -O SharedArray.tar.gz<text:s/></text:span><text:a xlink:href="https://pypi.python.org/packages/7b/64/24f5876511af54eadea7622ea60f63cf05ccc61caa22e1f2b612a09c27f3/SharedArray-2.0.2.tar.gz#md5=c44395d600cdb1addf2960035f7c0f2f"><text:span text:style-name="T42">https://pypi.python.org/packages/7b/64/24f5876511af54eadea7622ea60f63cf05ccc61caa22e1f2b612a09c27f3/SharedArray-2.0.2.tar.gz#md5=c44395d600cdb1addf2960035f7c0f2f</text:span></text:a><text:span text:style-name="T43"/></text:p>
      <text:p text:style-name="P16"><text:span text:style-name="T44">tar -xvzf SharedArray.tar.gz</text:span></text:p>
      <text:p text:style-name="P16"><text:span text:style-name="T44">cd SharedArray-2.0.2</text:span></text:p>
      <text:p text:style-name="P16"><text:span text:style-name="T44">python setup.py build</text:span></text:p>
      <text:p text:style-name="P16"><text:span text:style-name="T44">python setup.py install</text:span></text:p>
      <text:p text:style-name="P16"><text:span text:style-name="T45"># OpenCV compile </text:span></text:p>
      <text:p text:style-name="P16"><text:span text:style-name="T46"># was already installed:<text:line-break/>apt-get install build-essential -y</text:span></text:p>
      <text:p text:style-name="P16"><text:span text:style-name="T46">apt-get install cmake git libgtk2.0-dev pkg-config libavcodec-dev libavformat-dev libswscale-dev -y</text:span></text:p>
      <text:p text:style-name="P16"><text:span text:style-name="T46">apt-get install python-dev python-numpy libtbb2 libtbb-dev libjpeg-dev libpng-dev libtiff-dev libjasper-dev libdc1394-22-dev -y</text:span></text:p>
      <text:p text:style-name="P16"><text:span text:style-name="T46"># for openGL support:<text:line-break/>apt-get install libgtkglext1 libgtkglext1-dev</text:span></text:p>
      <text:p text:style-name="P16"><text:span text:style-name="T46"># Fix for broken symbolic links in opengl<text:line-break/>rm /usr/lib/x86_64-linux-gnu/libGL.so<text:line-break/>ln -s /usr/lib/libGL.so.1 /usr/lib/x86_64-linux-gnu/libGL.so</text:span></text:p>
      <text:p text:style-name="P16"><text:span text:style-name="T46"># was already installed:<text:line-break/>apt-get install unzip -y<text:line-break/># open cv3</text:span></text:p>
      <text:p text:style-name="P16"><text:span text:style-name="T46">$ conda install -c menpo opencv3 </text:span></text:p>
      <text:p text:style-name="P16"><text:span text:style-name="T46"># or OpenCV 2.4.13 tagged download from github </text:span></text:p>
      <text:p text:style-name="P16"><text:span text:style-name="T47">cd ~ &amp;&amp; wget<text:s/></text:span><text:a xlink:href="https://github.com/opencv/opencv/archive/2.4.13.zip"><text:span text:style-name="T48">https://github.com/opencv/opencv/archive/2.4.13.zip</text:span></text:a><text:span text:style-name="T49"><text:s/>&amp;&amp; unzip 2.4.13</text:span></text:p>
      <text:p text:style-name="P16"><text:span text:style-name="T50">cd opencv-2.4.13</text:span></text:p>
      <text:p text:style-name="P16"><text:span text:style-name="T50">mkdir release</text:span></text:p>
      <text:p text:style-name="P16"><text:span text:style-name="T50">cd release</text:span></text:p>
      <text:p text:style-name="P16"><text:span text:style-name="T50">cmake -D CMAKE_BUILD_TYPE=RELEASE -D CMAKE_INSTALL_PREFIX=/usr/local -D WITH_CUDA=ON -D ENABLE_FAST_MATH=1 -D CUDA_FAST_MATH=1 -D WITH_CUBLAS=1 -D WITH_OPENGL=ON -D INSTALL_PYTHON_EXAMPLES=ON -D OPENCV_EXTRA_MODULES_PATH=../../opencv_contrib-2.4.13/modules -D BUILD_EXAMPLES=OFF .. </text:span></text:p>
      <text:p text:style-name="P16"><text:span text:style-name="T50">make -j8 </text:span></text:p>
      <text:p text:style-name="P16"><text:span text:style-name="T50">make install</text:span></text:p>
      <text:p text:style-name="P16"><text:span text:style-name="T50">ldconfig</text:span></text:p>
      <text:p text:style-name="P16"><text:span text:style-name="T50">ln -s /usr/local/lib/python2.7/site-packages/cv2.so ~/anaconda2/lib/python2.7/site-packages/cv2.so</text:span></text:p>
      <text:p text:style-name="P16"><text:span text:style-name="T50"># verify python &gt;&gt; import cv2 &gt;&gt; cv2.__version__</text:span></text:p>
      <text:p text:style-name="P16"><text:span text:style-name="T50"># verify python &gt;&gt; import keras &gt;&gt; keras.__version__</text:span></text:p>
      <text:p text:style-name="P16"><text:span text:style-name="T51"/></text:p>
      <text:p text:style-name="P16"><text:span text:style-name="T52"># Write keras configuration file to work with theano:</text:span></text:p>
      <text:p text:style-name="P16"><text:span text:style-name="T53">echo $'{\n<text:s text:c="4"/>"image_dim_ordering": "th",\n<text:s text:c="4"/>"epsilon": 1e-07,<text:line-break/><text:s text:c="4"/>"floatx": "float32",\n<text:s text:c="4"/>"backend": "theano"\n}' &gt;~/.keras/keras.json</text:span></text:p>
      <text:p text:style-name="P16"><text:span text:style-name="T54"/></text:p>
      <text:p text:style-name="P16"><text:span text:style-name="T55"># Write theano configuration file with fastmath and cnmem (20%) which is faster:</text:span></text:p>
      <text:p text:style-name="P16"><text:span text:style-name="T55">echo $</text:span><text:span text:style-name="T56">'[global]\nfloatX = float32\ndevice = gpu\n<text:line-break/>[nvcc]\nfastmath = True\n<text:line-break/>[lib]\ncnmem = 0.2' &gt;.theanorc</text:span></text:p>
      <text:p text:style-name="P16"><text:span text:style-name="T56"/></text:p>
      <text:p text:style-name="P16"><text:span text:style-name="T56"># for Theano version 1.x, gpuarray is used therefore use</text:span></text:p>
      <text:p text:style-name="P16"><text:span text:style-name="T56">device=cuda*</text:span></text:p>
      <text:p text:style-name="P16"><text:span text:style-name="T56">preallocate=0.8</text:span></text:p>
      <text:p text:style-name="P16"><text:span text:style-name="T56"/></text:p>
      <text:p text:style-name="P16"><text:span text:style-name="T57"/></text:p>
      <text:p text:style-name="P16"><text:span text:style-name="T5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